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1eea" officeooo:paragraph-rsid="00101e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Tag</text:p>
          </table:table-cell>
          <table:table-cell table:style-name="Table1.A1" office:value-type="string">
            <text:p text:style-name="P1">Description</text:p>
          </table:table-cell>
          <table:table-cell table:style-name="Table1.C1" office:value-type="string">
            <text:p text:style-name="P1">Examples</text:p>
          </table:table-cell>
        </table:table-row>
        <table:table-row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(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*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–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,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X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P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DZ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Z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C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O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OZ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T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T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TX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W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V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HV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V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V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VZ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J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JR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J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J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D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C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N$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N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NS$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P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P$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P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PS$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R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R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D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N$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P$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P$$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PL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PL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P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P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PS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QL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QLP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B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BR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RB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P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L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UH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B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BD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BG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B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BZ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D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P$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P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P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QL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RB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9:54:25.366808582</meta:creation-date>
    <dc:date>2014-11-03T21:08:17.977857676</dc:date>
    <meta:editing-duration>PT58M42S</meta:editing-duration>
    <meta:editing-cycles>1</meta:editing-cycles>
    <meta:document-statistic meta:table-count="1" meta:image-count="0" meta:object-count="0" meta:page-count="3" meta:paragraph-count="89" meta:word-count="88" meta:character-count="243" meta:non-whitespace-character-count="243"/>
    <meta:generator>LibreOffice/4.2.6.3$Linux_X86_64 LibreOffice_project/420m0$Build-3</meta:generator>
  </office:meta>
</office:document-meta>
</file>